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LineChart (EEZ-GUI)</text:h>
                    <text:list>
                        <text:list-item>
                            <text:h text:style-name="Heading_20_2" text:outline-level="2">Description</text:h>
                        </text:list-item>
                    </text:list>
                </text:list-item>
            </text:list>

            <text:p text:style-name="Standard">Displays a Line chart consisting of the following parts:</text:p>
                    <text:list xml:id="list_LineChart (EEZ-GUI)5" text:style-name="List_20_1">
                        
                        <text:list-item>
                            <text:p text:style-name="List_20_1">
                                Title
                            </text:p>
                            
                        </text:list-item>
                        
                    

                        <text:list-item>
                            <text:p text:style-name="List_20_1">
                                X Axis
                            </text:p>
                            
                        </text:list-item>
                        
                    

                        <text:list-item>
                            <text:p text:style-name="List_20_1">
                                Y axis
                            </text:p>
                            
                        </text:list-item>
                        
                    

                        <text:list-item>
                            <text:p text:style-name="List_20_1">
                                A legend
                            </text:p>
                            
                        </text:list-item>
                        
                    

                        <text:list-item>
                            <text:p text:style-name="List_20_1">
                                Grid
                            </text:p>
                            
                        </text:list-item>
                        
                    

                        <text:list-item>
                            <text:p text:style-name="List_20_1">
                                One or more lines
                            </text:p>
                            
                        </text:list-item>
                        
                    
                    </text:list>
                <text:p text:style-name="Standard"><draw:frame draw:style-name="fr2" draw:name="image_line_chart.png" text:anchor-type="paragraph" svg:width="127mm" svg:height="72mm" draw:z-index="1">
                <draw:image xlink:href="Pictures/line_chart.png" xlink:type="simple" xlink:show="embed" xlink:actuate="onLoad"/>
            </draw:frame></text:p><text:p text:style-name="Standard">At the beginning of the chart there is not a single point on the lines. In order to add a point, it is necessary to pass the data through <text:span text:style-name="backtick">value</text:span> input. One point is added for each applied data on that input. The X and Y values of that point on all lines should then be calculated from the received data. For example the received data can be a structure that has an X value and a Y value for each line.</text:p>

            
                <text:list xml:id="list_LineChart (EEZ-GUI)2" text:continue-numbering="true" text:continue-list="list_LineChar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EEZ-GUI)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Defines the value on the X-axis for the added point. It can be set to the current time with <text:span text:style-name="backtick">Date.now()</text:span> or some other value, but care must be taken to increase the value with each newly added point.</text:p>,
                                            <text:list xml:id="list_LineChart (EEZ-GUI)7" text:continue-numbering="true" text:continue-list="list_LineChart (EEZ-GUI)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Defines one or more lines on the Y-axis. The following must be specified for each line:</text:p>
                    <text:list xml:id="list_LineChart (EEZ-GUI)8" text:style-name="List_20_1">
                        
                        <text:list-item>
                            <text:p text:style-name="List_20_1">
                                <text:span text:style-name="backtick">Label</text:span> – The name of the line that is displayed in the Legend.
                            </text:p>
                            
                        </text:list-item>
                        
                    

                        <text:list-item>
                            <text:p text:style-name="List_20_1">
                                <text:span text:style-name="backtick">Color</text:span> – Color of the line.
                            </text:p>
                            
                        </text:list-item>
                        
                    

                        <text:list-item>
                            <text:p text:style-name="List_20_1">
                                <text:span text:style-name="backtick">Line width</text:span> – The thickness of the line in pixels.
                            </text:p>
                            
                        </text:list-item>
                        
                    

                        <text:list-item>
                            <text:p text:style-name="List_20_1">
                                <text:span text:style-name="backtick">Value</text:span> – The value on the Y axis for the added point.
                            </text:p>
                            
                        </text:list-item>
                        
                    
                    </text:list>
                ,
                                            <text:list xml:id="list_LineChart (EEZ-GUI)9" text:continue-numbering="true" text:continue-list="list_LineChart (EEZ-GUI)7" text:style-name="Outline">
                                                <text:list-item>
                                                    <text:list>
                                                        <text:list-item>
                                                            <text:list>
                                                                <text:list-item>
                                                                    <text:h text:style-name="Heading_20_3" text:outline-level="3">
                                                                        Show title
                                                                        <text:s text:c="4"/>
                                                                        <text:span text:style-name="T2">EXPRESSION (boolean)</text:span>
                                                                    </text:h>
                                                                </text:list-item>
                                                            </text:list>
                                                        </text:list-item>
                                                    </text:list>
                                                </text:list-item>
                                            </text:list>
                                            <text:p text:style-name="Standard">It should be set if we want to render the title.</text:p>,
                                            <text:list xml:id="list_LineChart (EEZ-GUI)10" text:continue-numbering="true" text:continue-list="list_LineChart (EEZ-GUI)9" text:style-name="Outline">
                                                <text:list-item>
                                                    <text:list>
                                                        <text:list-item>
                                                            <text:list>
                                                                <text:list-item>
                                                                    <text:h text:style-name="Heading_20_3" text:outline-level="3">
                                                                        Show legend
                                                                        <text:s text:c="4"/>
                                                                        <text:span text:style-name="T2">EXPRESSION (boolean)</text:span>
                                                                    </text:h>
                                                                </text:list-item>
                                                            </text:list>
                                                        </text:list-item>
                                                    </text:list>
                                                </text:list-item>
                                            </text:list>
                                            <text:p text:style-name="Standard">It should be set if we want to render the legend.</text:p>,
                                            <text:list xml:id="list_LineChart (EEZ-GUI)11" text:continue-numbering="true" text:continue-list="list_LineChart (EEZ-GUI)10" text:style-name="Outline">
                                                <text:list-item>
                                                    <text:list>
                                                        <text:list-item>
                                                            <text:list>
                                                                <text:list-item>
                                                                    <text:h text:style-name="Heading_20_3" text:outline-level="3">
                                                                        Show X axis
                                                                        <text:s text:c="4"/>
                                                                        <text:span text:style-name="T2">EXPRESSION (boolean)</text:span>
                                                                    </text:h>
                                                                </text:list-item>
                                                            </text:list>
                                                        </text:list-item>
                                                    </text:list>
                                                </text:list-item>
                                            </text:list>
                                            <text:p text:style-name="Standard">It should be set if we want to render the X-axis.</text:p>,
                                            <text:list xml:id="list_LineChart (EEZ-GUI)12" text:continue-numbering="true" text:continue-list="list_LineChart (EEZ-GUI)11" text:style-name="Outline">
                                                <text:list-item>
                                                    <text:list>
                                                        <text:list-item>
                                                            <text:list>
                                                                <text:list-item>
                                                                    <text:h text:style-name="Heading_20_3" text:outline-level="3">
                                                                        Show Y axis
                                                                        <text:s text:c="4"/>
                                                                        <text:span text:style-name="T2">EXPRESSION (boolean)</text:span>
                                                                    </text:h>
                                                                </text:list-item>
                                                            </text:list>
                                                        </text:list-item>
                                                    </text:list>
                                                </text:list-item>
                                            </text:list>
                                            <text:p text:style-name="Standard">It should be set if we want to render the Y-axis.</text:p>,
                                            <text:list xml:id="list_LineChart (EEZ-GUI)13" text:continue-numbering="true" text:continue-list="list_LineChart (EEZ-GUI)12" text:style-name="Outline">
                                                <text:list-item>
                                                    <text:list>
                                                        <text:list-item>
                                                            <text:list>
                                                                <text:list-item>
                                                                    <text:h text:style-name="Heading_20_3" text:outline-level="3">
                                                                        Show grid
                                                                        <text:s text:c="4"/>
                                                                        <text:span text:style-name="T2">EXPRESSION (boolean)</text:span>
                                                                    </text:h>
                                                                </text:list-item>
                                                            </text:list>
                                                        </text:list-item>
                                                    </text:list>
                                                </text:list-item>
                                            </text:list>
                                            <text:p text:style-name="Standard">It should be set if we want to render the grid.</text:p>,
                                            <text:list xml:id="list_LineChart (EEZ-GUI)14" text:continue-numbering="true" text:continue-list="list_LineChart (EEZ-GUI)13" text:style-name="Outline">
                                                <text:list-item>
                                                    <text:list>
                                                        <text:list-item>
                                                            <text:list>
                                                                <text:list-item>
                                                                    <text:h text:style-name="Heading_20_3" text:outline-level="3">
                                                                        Title
                                                                        <text:s text:c="4"/>
                                                                        <text:span text:style-name="T2">EXPRESSION (string)</text:span>
                                                                    </text:h>
                                                                </text:list-item>
                                                            </text:list>
                                                        </text:list-item>
                                                    </text:list>
                                                </text:list-item>
                                            </text:list>
                                            <text:p text:style-name="Standard">Name of the chart.</text:p>,
                                            <text:list xml:id="list_LineChart (EEZ-GUI)15" text:continue-numbering="true" text:continue-list="list_LineChart (EEZ-GUI)14"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Here we have two options:</text:p>
                    <text:list xml:id="list_LineChart (EEZ-GUI)16" text:style-name="List_20_1">
                        
                        <text:list-item>
                            <text:p text:style-name="List_20_1">
                                <text:span text:style-name="backtick">Floating</text:span> – Y-axis range will be automatically selected based on the Y value at all points.
                            </text:p>
                            
                        </text:list-item>
                        
                    

                        <text:list-item>
                            <text:p text:style-name="List_20_1">
                                <text:span text:style-name="backtick">Fixed</text:span> – Y-axis range is set via <text:span text:style-name="backtick">Y axis range from</text:span> and <text:span text:style-name="backtick">Y axis range to</text:span> items.
                            </text:p>
                            
                        </text:list-item>
                        
                    
                    </text:list>
                ,
                                            <text:list xml:id="list_LineChart (EEZ-GUI)17" text:continue-numbering="true" text:continue-list="list_LineChart (EEZ-GUI)15"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lower limit of the Y-axis range is set with this item.</text:p>,
                                            <text:list xml:id="list_LineChart (EEZ-GUI)18" text:continue-numbering="true" text:continue-list="list_LineChart (EEZ-GUI)17"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upper limit of the Y-axis range is set with this item.</text:p>,
                                            <text:list xml:id="list_LineChart (EEZ-GUI)19" text:continue-numbering="true" text:continue-list="list_LineChart (EEZ-GUI)18"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he maximum number of points that will be displayed.</text:p>,
                                            <text:list xml:id="list_LineChart (EEZ-GUI)20" text:continue-numbering="true" text:continue-list="list_LineChart (EEZ-GUI)19"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 It is necessary to leave an empty space for Title (displayed above the chart, so the appropriate <text:span text:style-name="backtick">Top</text:span> margin should be selected), X-axis (displayed below the chart, <text:span text:style-name="backtick">Bottom</text:span> margin), Y-axis (displayed to the left of the chart, <text:span text:style-name="backtick">Left</text:span> margin) and Legend (displayed to the right of the chart, <text:span text:style-name="backtick">Right</text:span> margin).</text:p>,
                                            <text:list xml:id="list_LineChart (EEZ-GUI)21" text:continue-numbering="true" text:continue-list="list_LineChart (EEZ-GUI)20" text:style-name="Outline">
                                                <text:list-item>
                                                    <text:list>
                                                        <text:list-item>
                                                            <text:list>
                                                                <text:list-item>
                                                                    <text:h text:style-name="Heading_20_3" text:outline-level="3">
                                                                        Marker
                                                                        <text:s text:c="4"/>
                                                                        <text:span text:style-name="T2">EXPRESSION (float)</text:span>
                                                                    </text:h>
                                                                </text:list-item>
                                                            </text:list>
                                                        </text:list-item>
                                                    </text:list>
                                                </text:list-item>
                                            </text:list>
                                            <text:p text:style-name="Standard">At this position, a vertical line will be displayed inside the chart using <text:span text:style-name="backtick">Marker</text:span> style.</text:p>,
                                            <text:list xml:id="list_LineChart (EEZ-GUI)22" text:continue-numbering="true" text:continue-list="list_LineChart (EEZ-GUI)21"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EEZ-GUI)23" text:continue-numbering="true" text:continue-list="list_LineChart (EEZ-GUI)22"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neChart (EEZ-GUI)24" text:continue-numbering="true" text:continue-list="list_LineChart (EEZ-GUI)23"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LineChart (EEZ-GUI)25" text:continue-numbering="true" text:continue-list="list_LineChart (EEZ-GUI)2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LineChart (EEZ-GUI)26" text:continue-numbering="true" text:continue-list="list_LineChart (EEZ-GUI)2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LineChart (EEZ-GUI)27" text:continue-numbering="true" text:continue-list="list_LineChart (EEZ-GUI)2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Chart (EEZ-GUI)28" text:continue-numbering="true" text:continue-list="list_LineChart (EEZ-GUI)2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Chart (EEZ-GUI)29" text:continue-numbering="true" text:continue-list="list_LineChart (EEZ-GUI)2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Chart (EEZ-GUI)30" text:continue-numbering="true" text:continue-list="list_LineChart (EEZ-GUI)2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Chart (EEZ-GUI)31" text:continue-numbering="true" text:continue-list="list_LineChart (EEZ-GUI)30"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neChart (EEZ-GUI)32" text:continue-numbering="true" text:continue-list="list_LineChart (EEZ-GUI)3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EEZ-GUI)33" text:continue-numbering="true" text:continue-list="list_LineChart (EEZ-GUI)3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LineChart (EEZ-GUI)34" text:continue-numbering="true" text:continue-list="list_LineChart (EEZ-GUI)33" text:style-name="Outline">
                                                <text:list-item>
                                                    <text:list>
                                                        <text:list-item>
                                                            <text:list>
                                                                <text:list-item>
                                                                    <text:h text:style-name="Heading_20_3" text:outline-level="3">
                                                                        Title
                                                                        <text:s text:c="4"/>
                                                                        <text:span text:style-name="T2">Object</text:span>
                                                                    </text:h>
                                                                </text:list-item>
                                                            </text:list>
                                                        </text:list-item>
                                                    </text:list>
                                                </text:list-item>
                                            </text:list>
                                            <text:p text:style-name="Standard">Style used to render the title.</text:p>,
                                            <text:list xml:id="list_LineChart (EEZ-GUI)35" text:continue-numbering="true" text:continue-list="list_LineChart (EEZ-GUI)34" text:style-name="Outline">
                                                <text:list-item>
                                                    <text:list>
                                                        <text:list-item>
                                                            <text:list>
                                                                <text:list-item>
                                                                    <text:h text:style-name="Heading_20_3" text:outline-level="3">
                                                                        Legend
                                                                        <text:s text:c="4"/>
                                                                        <text:span text:style-name="T2">Object</text:span>
                                                                    </text:h>
                                                                </text:list-item>
                                                            </text:list>
                                                        </text:list-item>
                                                    </text:list>
                                                </text:list-item>
                                            </text:list>
                                            <text:p text:style-name="Standard">Style used to render the legend.</text:p>,
                                            <text:list xml:id="list_LineChart (EEZ-GUI)36" text:continue-numbering="true" text:continue-list="list_LineChart (EEZ-GUI)35" text:style-name="Outline">
                                                <text:list-item>
                                                    <text:list>
                                                        <text:list-item>
                                                            <text:list>
                                                                <text:list-item>
                                                                    <text:h text:style-name="Heading_20_3" text:outline-level="3">
                                                                        X axis
                                                                        <text:s text:c="4"/>
                                                                        <text:span text:style-name="T2">Object</text:span>
                                                                    </text:h>
                                                                </text:list-item>
                                                            </text:list>
                                                        </text:list-item>
                                                    </text:list>
                                                </text:list-item>
                                            </text:list>
                                            <text:p text:style-name="Standard">Style used to render the X-axis.</text:p>,
                                            <text:list xml:id="list_LineChart (EEZ-GUI)37" text:continue-numbering="true" text:continue-list="list_LineChart (EEZ-GUI)36" text:style-name="Outline">
                                                <text:list-item>
                                                    <text:list>
                                                        <text:list-item>
                                                            <text:list>
                                                                <text:list-item>
                                                                    <text:h text:style-name="Heading_20_3" text:outline-level="3">
                                                                        Y axis
                                                                        <text:s text:c="4"/>
                                                                        <text:span text:style-name="T2">Object</text:span>
                                                                    </text:h>
                                                                </text:list-item>
                                                            </text:list>
                                                        </text:list-item>
                                                    </text:list>
                                                </text:list-item>
                                            </text:list>
                                            <text:p text:style-name="Standard">Style used to render the Y-axis.</text:p>,
                                            <text:list xml:id="list_LineChart (EEZ-GUI)38" text:continue-numbering="true" text:continue-list="list_LineChart (EEZ-GUI)37" text:style-name="Outline">
                                                <text:list-item>
                                                    <text:list>
                                                        <text:list-item>
                                                            <text:list>
                                                                <text:list-item>
                                                                    <text:h text:style-name="Heading_20_3" text:outline-level="3">
                                                                        Marker
                                                                        <text:s text:c="4"/>
                                                                        <text:span text:style-name="T2">Object</text:span>
                                                                    </text:h>
                                                                </text:list-item>
                                                            </text:list>
                                                        </text:list-item>
                                                    </text:list>
                                                </text:list-item>
                                            </text:list>
                                            <text:p text:style-name="Standard">Style used to render the marker.</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EEZ-GUI)39" text:continue-numbering="true" text:continue-list="list_LineChart (EEZ-GUI)3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Chart (EEZ-GUI)4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EEZ-GUI)41" text:continue-numbering="true" text:continue-list="list_LineChart (EEZ-GUI)3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Chart (EEZ-GUI)42" text:continue-numbering="true" text:continue-list="list_LineChart (EEZ-GUI)4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Chart (EEZ-GUI)43" text:continue-numbering="true" text:continue-list="list_LineChart (EEZ-GUI)4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neChart (EEZ-GUI)3" text:continue-numbering="true" text:continue-list="list_LineChart (EEZ-GUI)2" text:style-name="Outline">
                    <text:list-item>
                        <text:list>
                            <text:list-item>
                                <text:h text:style-name="Heading_20_2" text:outline-level="2">Inputs</text:h>
                            </text:list-item>
                        </text:list>
                    </text:list-item>
                </text:list>

                
                            <text:list xml:id="list_LineChart (EEZ-GUI)44"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If we want to erase all the points on the chart, it is necessary to send a signal to this input.</text:p>,
                            <text:list xml:id="list_LineChart (EEZ-GUI)45"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he input to which the value of the point that we want to add to the chart is sent. When the maximum number of points, which is set through the <text:span text:style-name="backtick">Max points</text:span> item, is reached, then the oldest added point will be deleted.</text:p>

            


            
                    <text:list xml:id="list_LineChart (EEZ-GUI)4" text:continue-numbering="true" text:continue-list="list_LineChart (EEZ-GUI)3" text:style-name="Outline">
                        <text:list-item>
                            <text:list>
                                <text:list-item>
                                    <text:h text:style-name="Heading_20_2" text:outline-level="2">Examples</text:h>
                                </text:list-item>
                            </text:list>
                        </text:list-item>
                    </text:list>
                    <text:p text:style-name="Standard"/>
                    
                    <text:list xml:id="list_LineChart (EEZ-GUI)46" text:style-name="List_20_1">
                        
                        <text:list-item>
                            <text:p text:style-name="List_20_1_20_Start">
                                <text:span text:style-name="T1">Line Char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